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1866" officeooo:paragraph-rsid="00031866"/>
    </style:style>
    <style:style style:name="P2" style:family="paragraph" style:parent-style-name="Standard">
      <style:text-properties officeooo:paragraph-rsid="00031866"/>
    </style:style>
    <style:style style:name="T1" style:family="text">
      <style:text-properties officeooo:rsid="00031866"/>
    </style:style>
    <style:style style:name="T2" style:family="text">
      <style:text-properties fo:color="#000000" style:font-name="DejaVu Sans Mono" fo:font-style="italic" style:font-style-asian="italic" style:font-style-complex="italic"/>
    </style:style>
    <style:style style:name="T3" style:family="text">
      <style:text-properties style:font-name="DejaVu Sans Mono1"/>
    </style:style>
    <style:style style:name="T4" style:family="text">
      <style:text-properties style:font-name="DejaVu Sans Mono1" officeooo:rsid="00031866"/>
    </style:style>
    <style:style style:name="T5" style:family="text">
      <style:text-properties style:font-name="DejaVu Sans Mono1" fo:font-style="italic" officeooo:rsid="00031866" style:font-style-asian="italic" style:font-style-complex="italic"/>
    </style:style>
    <style:style style:name="T6" style:family="text">
      <style:text-properties style:font-name="DejaVu Sans Mono1" officeooo:rsid="000456a9"/>
    </style:style>
    <style:style style:name="T7" style:family="text">
      <style:text-properties officeooo:rsid="000456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e und externe Nachrichten</text:p>
      <text:p text:style-name="P1"/>
      <text:p text:style-name="P2"><text:span text:style-name="T1">Die App nutzt Broadcasts, um intern zwischen der GUI und dem Background-Service zu kommunizieren. Um Broadcasts zu versenden, wird die Methode </text:span><text:span text:style-name="T2">sendBroadcast();</text:span></text:p>
      <text:p text:style-name="Text_20_body">verwendet. <text:span text:style-name="T1">Die Methode steht in den Klassen </text:span><text:span text:style-name="T5">Activity</text:span><text:span text:style-name="T1"> und </text:span><text:span text:style-name="T5">Service</text:span><text:span text:style-name="T1"> zur Verfügung. Diese Methode bekommt einen </text:span><text:span text:style-name="T5">Intent</text:span><text:span text:style-name="T4"> </text:span>als Parameter, <text:span text:style-name="T1">welcher eine </text:span><text:span text:style-name="T5">Action</text:span><text:span text:style-name="T1"> und die eigentliche Nachricht enthält. Die Action bestimmt, wer den Broadcast empfangen kann. Alle Klassen, die diesen Broadcast empfangen wollen, müssen für die Action einen </text:span><text:span text:style-name="T5">BroadcastReceiver</text:span><text:span text:style-name="T1"> implementieren.</text:span></text:p>
      <text:p text:style-name="Text_20_body"><text:span text:style-name="T1">Die im Intent enthaltende Nachricht ist ein mit JSON formatierter String. Interne Nachrichten können daran erkannt werden, dass sie das Attribut </text:span><text:span text:style-name="T4">Extern : false </text:span>haben. <text:span text:style-name="T1">Alle internen Nachrichten haben das Attribut </text:span><text:span text:style-name="T5">Action </text:span><text:span text:style-name="T1">(nicht zu verwechseln mit der im Intent enthaltenen Action), welches eine Anweisung für den Empfänger beinhaltet sowie weitere, von der Action abhängige, optionale Attribute.</text:span></text:p>
      <text:p text:style-name="Text_20_body"><text:span text:style-name="T1">Im Gegensatz dazu gibt es auch externe Nachrichten. Dies sind die Nachrichten, die über Bluetooth mit anderen Geräten ausgetauscht werden. Auch diese sind mit JSON formatiert. Alle externen Nachrichten haben das Attribut <text:s/></text:span><text:span text:style-name="T4">Extern : </text:span><text:span text:style-name="T6">true </text:span><text:span text:style-name="T7">sowie weitere, vom Inhalt der Nachricht abhängige Attribute.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s Dralle</meta:initial-creator>
    <meta:creation-date>2016-06-03T12:01:43.385132934</meta:creation-date>
    <dc:date>2016-06-03T12:28:24.960447193</dc:date>
    <dc:creator>Nils Dralle</dc:creator>
    <meta:editing-duration>PT5M52S</meta:editing-duration>
    <meta:editing-cycles>1</meta:editing-cycles>
    <meta:document-statistic meta:table-count="0" meta:image-count="0" meta:object-count="0" meta:page-count="1" meta:paragraph-count="5" meta:word-count="174" meta:character-count="1238" meta:non-whitespace-character-count="1067"/>
    <meta:generator>LibreOffice/5.0.6.2$Linux_X86_64 LibreOffice_project/00$Build-2</meta:generator>
  </office:meta>
</office:document-meta>
</file>